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0.74083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Maturity</text:p>
          </table:table-cell>
          <table:table-cell office:value-type="string" table:style-name="ce1">
            <text:p>Strike</text:p>
          </table:table-cell>
          <table:table-cell office:value-type="string" table:style-name="ce1">
            <text:p>Vol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5" table:style-name="ce1">
            <text:p>15</text:p>
          </table:table-cell>
          <table:table-cell office:value-type="float" office:value="105.7013" table:style-name="ce1">
            <text:p>105.7013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35" table:style-name="ce1">
            <text:p>35</text:p>
          </table:table-cell>
          <table:table-cell office:value-type="float" office:value="68.849400000000003" table:style-name="ce1">
            <text:p>68.8494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40" table:style-name="ce1">
            <text:p>40</text:p>
          </table:table-cell>
          <table:table-cell office:value-type="float" office:value="62.628" table:style-name="ce1">
            <text:p>62.628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50" table:style-name="ce1">
            <text:p>50</text:p>
          </table:table-cell>
          <table:table-cell office:value-type="float" office:value="51.844200000000001" table:style-name="ce1">
            <text:p>51.8442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60" table:style-name="ce1">
            <text:p>60</text:p>
          </table:table-cell>
          <table:table-cell office:value-type="float" office:value="42.5595" table:style-name="ce1">
            <text:p>42.5595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70" table:style-name="ce1">
            <text:p>70</text:p>
          </table:table-cell>
          <table:table-cell office:value-type="float" office:value="34.240699999999997" table:style-name="ce1">
            <text:p>34.2407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75" table:style-name="ce1">
            <text:p>75</text:p>
          </table:table-cell>
          <table:table-cell office:value-type="float" office:value="30.331399999999999" table:style-name="ce1">
            <text:p>30.3314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80" table:style-name="ce1">
            <text:p>80</text:p>
          </table:table-cell>
          <table:table-cell office:value-type="float" office:value="26.545200000000001" table:style-name="ce1">
            <text:p>26.5452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85" table:style-name="ce1">
            <text:p>85</text:p>
          </table:table-cell>
          <table:table-cell office:value-type="float" office:value="22.863700000000001" table:style-name="ce1">
            <text:p>22.8637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90" table:style-name="ce1">
            <text:p>90</text:p>
          </table:table-cell>
          <table:table-cell office:value-type="float" office:value="19.302299999999999" table:style-name="ce1">
            <text:p>19.3023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93" table:style-name="ce1">
            <text:p>93</text:p>
          </table:table-cell>
          <table:table-cell office:value-type="float" office:value="17.2713" table:style-name="ce1">
            <text:p>17.2713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95" table:style-name="ce1">
            <text:p>95</text:p>
          </table:table-cell>
          <table:table-cell office:value-type="float" office:value="16.0105" table:style-name="ce1">
            <text:p>16.0105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98" table:style-name="ce1">
            <text:p>98</text:p>
          </table:table-cell>
          <table:table-cell office:value-type="float" office:value="14.414" table:style-name="ce1">
            <text:p>14.414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00" table:style-name="ce1">
            <text:p>100</text:p>
          </table:table-cell>
          <table:table-cell office:value-type="float" office:value="13.7036" table:style-name="ce1">
            <text:p>13.7036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01" table:style-name="ce1">
            <text:p>101</text:p>
          </table:table-cell>
          <table:table-cell office:value-type="float" office:value="13.501099999999999" table:style-name="ce1">
            <text:p>13.5011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02" table:style-name="ce1">
            <text:p>102</text:p>
          </table:table-cell>
          <table:table-cell office:value-type="float" office:value="13.412699999999999" table:style-name="ce1">
            <text:p>13.4127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03" table:style-name="ce1">
            <text:p>103</text:p>
          </table:table-cell>
          <table:table-cell office:value-type="float" office:value="13.4368" table:style-name="ce1">
            <text:p>13.4368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04" table:style-name="ce1">
            <text:p>104</text:p>
          </table:table-cell>
          <table:table-cell office:value-type="float" office:value="13.563000000000001" table:style-name="ce1">
            <text:p>13.563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05" table:style-name="ce1">
            <text:p>105</text:p>
          </table:table-cell>
          <table:table-cell office:value-type="float" office:value="13.7751" table:style-name="ce1">
            <text:p>13.7751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08" table:style-name="ce1">
            <text:p>108</text:p>
          </table:table-cell>
          <table:table-cell office:value-type="float" office:value="14.7615" table:style-name="ce1">
            <text:p>14.7615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10" table:style-name="ce1">
            <text:p>110</text:p>
          </table:table-cell>
          <table:table-cell office:value-type="float" office:value="15.582000000000001" table:style-name="ce1">
            <text:p>15.582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20" table:style-name="ce1">
            <text:p>120</text:p>
          </table:table-cell>
          <table:table-cell office:value-type="float" office:value="20.048400000000001" table:style-name="ce1">
            <text:p>20.0484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45" table:style-name="ce1">
            <text:p>145</text:p>
          </table:table-cell>
          <table:table-cell office:value-type="float" office:value="29.7881" table:style-name="ce1">
            <text:p>29.7881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70" table:style-name="ce1">
            <text:p>170</text:p>
          </table:table-cell>
          <table:table-cell office:value-type="float" office:value="37.478900000000003" table:style-name="ce1">
            <text:p>37.4789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195" table:style-name="ce1">
            <text:p>195</text:p>
          </table:table-cell>
          <table:table-cell office:value-type="float" office:value="43.820500000000003" table:style-name="ce1">
            <text:p>43.8205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222" table:style-name="ce1">
            <text:p>222</text:p>
          </table:table-cell>
          <table:table-cell office:value-type="float" office:value="49.619199999999999" table:style-name="ce1">
            <text:p>49.6192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250" table:style-name="ce1">
            <text:p>250</text:p>
          </table:table-cell>
          <table:table-cell office:value-type="float" office:value="54.794199999999996" table:style-name="ce1">
            <text:p>54.7942</text:p>
          </table:table-cell>
          <table:table-cell table:number-columns-repeated="16381"/>
        </table:table-row>
        <table:table-row table:style-name="ro1">
          <table:table-cell office:value-type="date" office:date-value="2017-06-16T00:00:00" table:style-name="ce2">
            <text:p>16/06/2017 00:00</text:p>
          </table:table-cell>
          <table:table-cell office:value-type="float" office:value="500" table:style-name="ce1">
            <text:p>500</text:p>
          </table:table-cell>
          <table:table-cell office:value-type="float" office:value="83.181899999999999" table:style-name="ce1">
            <text:p>83.1819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5" table:style-name="ce1">
            <text:p>15</text:p>
          </table:table-cell>
          <table:table-cell office:value-type="float" office:value="80.970600000000005" table:style-name="ce1">
            <text:p>80.9706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35" table:style-name="ce1">
            <text:p>35</text:p>
          </table:table-cell>
          <table:table-cell office:value-type="float" office:value="55.7408" table:style-name="ce1">
            <text:p>55.7408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40" table:style-name="ce1">
            <text:p>40</text:p>
          </table:table-cell>
          <table:table-cell office:value-type="float" office:value="51.442599999999999" table:style-name="ce1">
            <text:p>51.4426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50" table:style-name="ce1">
            <text:p>50</text:p>
          </table:table-cell>
          <table:table-cell office:value-type="float" office:value="43.947699999999998" table:style-name="ce1">
            <text:p>43.9477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60" table:style-name="ce1">
            <text:p>60</text:p>
          </table:table-cell>
          <table:table-cell office:value-type="float" office:value="37.424799999999998" table:style-name="ce1">
            <text:p>37.4248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70" table:style-name="ce1">
            <text:p>70</text:p>
          </table:table-cell>
          <table:table-cell office:value-type="float" office:value="31.476900000000001" table:style-name="ce1">
            <text:p>31.4769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75" table:style-name="ce1">
            <text:p>75</text:p>
          </table:table-cell>
          <table:table-cell office:value-type="float" office:value="28.616800000000001" table:style-name="ce1">
            <text:p>28.6168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80" table:style-name="ce1">
            <text:p>80</text:p>
          </table:table-cell>
          <table:table-cell office:value-type="float" office:value="25.771599999999999" table:style-name="ce1">
            <text:p>25.7716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85" table:style-name="ce1">
            <text:p>85</text:p>
          </table:table-cell>
          <table:table-cell office:value-type="float" office:value="22.877400000000002" table:style-name="ce1">
            <text:p>22.8774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90" table:style-name="ce1">
            <text:p>90</text:p>
          </table:table-cell>
          <table:table-cell office:value-type="float" office:value="19.866299999999999" table:style-name="ce1">
            <text:p>19.8663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93" table:style-name="ce1">
            <text:p>93</text:p>
          </table:table-cell>
          <table:table-cell office:value-type="float" office:value="18.108499999999999" table:style-name="ce1">
            <text:p>18.1085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95" table:style-name="ce1">
            <text:p>95</text:p>
          </table:table-cell>
          <table:table-cell office:value-type="float" office:value="17.242799999999999" table:style-name="ce1">
            <text:p>17.2428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98" table:style-name="ce1">
            <text:p>98</text:p>
          </table:table-cell>
          <table:table-cell office:value-type="float" office:value="16.3277" table:style-name="ce1">
            <text:p>16.3277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00" table:style-name="ce1">
            <text:p>100</text:p>
          </table:table-cell>
          <table:table-cell office:value-type="float" office:value="15.8469" table:style-name="ce1">
            <text:p>15.8469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01" table:style-name="ce1">
            <text:p>101</text:p>
          </table:table-cell>
          <table:table-cell office:value-type="float" office:value="15.6526" table:style-name="ce1">
            <text:p>15.6526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02" table:style-name="ce1">
            <text:p>102</text:p>
          </table:table-cell>
          <table:table-cell office:value-type="float" office:value="15.4917" table:style-name="ce1">
            <text:p>15.4917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03" table:style-name="ce1">
            <text:p>103</text:p>
          </table:table-cell>
          <table:table-cell office:value-type="float" office:value="15.365600000000001" table:style-name="ce1">
            <text:p>15.3656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04" table:style-name="ce1">
            <text:p>104</text:p>
          </table:table-cell>
          <table:table-cell office:value-type="float" office:value="15.274699999999999" table:style-name="ce1">
            <text:p>15.2747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05" table:style-name="ce1">
            <text:p>105</text:p>
          </table:table-cell>
          <table:table-cell office:value-type="float" office:value="15.2189" table:style-name="ce1">
            <text:p>15.2189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08" table:style-name="ce1">
            <text:p>108</text:p>
          </table:table-cell>
          <table:table-cell office:value-type="float" office:value="15.202400000000001" table:style-name="ce1">
            <text:p>15.2024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10" table:style-name="ce1">
            <text:p>110</text:p>
          </table:table-cell>
          <table:table-cell office:value-type="float" office:value="15.2918" table:style-name="ce1">
            <text:p>15.2918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20" table:style-name="ce1">
            <text:p>120</text:p>
          </table:table-cell>
          <table:table-cell office:value-type="float" office:value="16.668399999999998" table:style-name="ce1">
            <text:p>16.6684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45" table:style-name="ce1">
            <text:p>145</text:p>
          </table:table-cell>
          <table:table-cell office:value-type="float" office:value="21.744800000000001" table:style-name="ce1">
            <text:p>21.7448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70" table:style-name="ce1">
            <text:p>170</text:p>
          </table:table-cell>
          <table:table-cell office:value-type="float" office:value="26.358000000000001" table:style-name="ce1">
            <text:p>26.358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195" table:style-name="ce1">
            <text:p>195</text:p>
          </table:table-cell>
          <table:table-cell office:value-type="float" office:value="30.302399999999999" table:style-name="ce1">
            <text:p>30.3024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222" table:style-name="ce1">
            <text:p>222</text:p>
          </table:table-cell>
          <table:table-cell office:value-type="float" office:value="33.966900000000003" table:style-name="ce1">
            <text:p>33.9669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250" table:style-name="ce1">
            <text:p>250</text:p>
          </table:table-cell>
          <table:table-cell office:value-type="float" office:value="37.265599999999999" table:style-name="ce1">
            <text:p>37.2656</text:p>
          </table:table-cell>
          <table:table-cell table:number-columns-repeated="16381"/>
        </table:table-row>
        <table:table-row table:style-name="ro1">
          <table:table-cell office:value-type="date" office:date-value="2017-07-21T00:00:00" table:style-name="ce2">
            <text:p>21/07/2017 00:00</text:p>
          </table:table-cell>
          <table:table-cell office:value-type="float" office:value="500" table:style-name="ce1">
            <text:p>500</text:p>
          </table:table-cell>
          <table:table-cell office:value-type="float" office:value="55.564999999999998" table:style-name="ce1">
            <text:p>55.565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5" table:style-name="ce1">
            <text:p>15</text:p>
          </table:table-cell>
          <table:table-cell office:value-type="float" office:value="69.423699999999997" table:style-name="ce1">
            <text:p>69.4237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35" table:style-name="ce1">
            <text:p>35</text:p>
          </table:table-cell>
          <table:table-cell office:value-type="float" office:value="49.0685" table:style-name="ce1">
            <text:p>49.0685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40" table:style-name="ce1">
            <text:p>40</text:p>
          </table:table-cell>
          <table:table-cell office:value-type="float" office:value="45.606000000000002" table:style-name="ce1">
            <text:p>45.606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50" table:style-name="ce1">
            <text:p>50</text:p>
          </table:table-cell>
          <table:table-cell office:value-type="float" office:value="39.584200000000003" table:style-name="ce1">
            <text:p>39.5842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60" table:style-name="ce1">
            <text:p>60</text:p>
          </table:table-cell>
          <table:table-cell office:value-type="float" office:value="34.3765" table:style-name="ce1">
            <text:p>34.3765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70" table:style-name="ce1">
            <text:p>70</text:p>
          </table:table-cell>
          <table:table-cell office:value-type="float" office:value="29.683800000000002" table:style-name="ce1">
            <text:p>29.6838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75" table:style-name="ce1">
            <text:p>75</text:p>
          </table:table-cell>
          <table:table-cell office:value-type="float" office:value="27.460899999999999" table:style-name="ce1">
            <text:p>27.4609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80" table:style-name="ce1">
            <text:p>80</text:p>
          </table:table-cell>
          <table:table-cell office:value-type="float" office:value="25.285699999999999" table:style-name="ce1">
            <text:p>25.2857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85" table:style-name="ce1">
            <text:p>85</text:p>
          </table:table-cell>
          <table:table-cell office:value-type="float" office:value="23.138000000000002" table:style-name="ce1">
            <text:p>23.138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90" table:style-name="ce1">
            <text:p>90</text:p>
          </table:table-cell>
          <table:table-cell office:value-type="float" office:value="21.0854" table:style-name="ce1">
            <text:p>21.0854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93" table:style-name="ce1">
            <text:p>93</text:p>
          </table:table-cell>
          <table:table-cell office:value-type="float" office:value="20.118099999999998" table:style-name="ce1">
            <text:p>20.1181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95" table:style-name="ce1">
            <text:p>95</text:p>
          </table:table-cell>
          <table:table-cell office:value-type="float" office:value="19.609300000000001" table:style-name="ce1">
            <text:p>19.6093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98" table:style-name="ce1">
            <text:p>98</text:p>
          </table:table-cell>
          <table:table-cell office:value-type="float" office:value="18.932700000000001" table:style-name="ce1">
            <text:p>18.9327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00" table:style-name="ce1">
            <text:p>100</text:p>
          </table:table-cell>
          <table:table-cell office:value-type="float" office:value="18.547000000000001" table:style-name="ce1">
            <text:p>18.547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01" table:style-name="ce1">
            <text:p>101</text:p>
          </table:table-cell>
          <table:table-cell office:value-type="float" office:value="18.375499999999999" table:style-name="ce1">
            <text:p>18.3755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02" table:style-name="ce1">
            <text:p>102</text:p>
          </table:table-cell>
          <table:table-cell office:value-type="float" office:value="18.219000000000001" table:style-name="ce1">
            <text:p>18.219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03" table:style-name="ce1">
            <text:p>103</text:p>
          </table:table-cell>
          <table:table-cell office:value-type="float" office:value="18.077999999999999" table:style-name="ce1">
            <text:p>18.078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04" table:style-name="ce1">
            <text:p>104</text:p>
          </table:table-cell>
          <table:table-cell office:value-type="float" office:value="17.9528" table:style-name="ce1">
            <text:p>17.9528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05" table:style-name="ce1">
            <text:p>105</text:p>
          </table:table-cell>
          <table:table-cell office:value-type="float" office:value="17.843499999999999" table:style-name="ce1">
            <text:p>17.8435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08" table:style-name="ce1">
            <text:p>108</text:p>
          </table:table-cell>
          <table:table-cell office:value-type="float" office:value="17.612200000000001" table:style-name="ce1">
            <text:p>17.6122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10" table:style-name="ce1">
            <text:p>110</text:p>
          </table:table-cell>
          <table:table-cell office:value-type="float" office:value="17.538" table:style-name="ce1">
            <text:p>17.538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20" table:style-name="ce1">
            <text:p>120</text:p>
          </table:table-cell>
          <table:table-cell office:value-type="float" office:value="17.940300000000001" table:style-name="ce1">
            <text:p>17.9403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45" table:style-name="ce1">
            <text:p>145</text:p>
          </table:table-cell>
          <table:table-cell office:value-type="float" office:value="21.171700000000001" table:style-name="ce1">
            <text:p>21.1717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70" table:style-name="ce1">
            <text:p>170</text:p>
          </table:table-cell>
          <table:table-cell office:value-type="float" office:value="24.594999999999999" table:style-name="ce1">
            <text:p>24.595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195" table:style-name="ce1">
            <text:p>195</text:p>
          </table:table-cell>
          <table:table-cell office:value-type="float" office:value="27.619" table:style-name="ce1">
            <text:p>27.619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222" table:style-name="ce1">
            <text:p>222</text:p>
          </table:table-cell>
          <table:table-cell office:value-type="float" office:value="30.460599999999999" table:style-name="ce1">
            <text:p>30.4606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250" table:style-name="ce1">
            <text:p>250</text:p>
          </table:table-cell>
          <table:table-cell office:value-type="float" office:value="33.031599999999997" table:style-name="ce1">
            <text:p>33.0316</text:p>
          </table:table-cell>
          <table:table-cell table:number-columns-repeated="16381"/>
        </table:table-row>
        <table:table-row table:style-name="ro1">
          <table:table-cell office:value-type="date" office:date-value="2017-08-18T00:00:00" table:style-name="ce2">
            <text:p>18/08/2017 00:00</text:p>
          </table:table-cell>
          <table:table-cell office:value-type="float" office:value="500" table:style-name="ce1">
            <text:p>500</text:p>
          </table:table-cell>
          <table:table-cell office:value-type="float" office:value="47.357300000000002" table:style-name="ce1">
            <text:p>47.3573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5" table:style-name="ce1">
            <text:p>15</text:p>
          </table:table-cell>
          <table:table-cell office:value-type="float" office:value="63.985999999999997" table:style-name="ce1">
            <text:p>63.986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35" table:style-name="ce1">
            <text:p>35</text:p>
          </table:table-cell>
          <table:table-cell office:value-type="float" office:value="45.748600000000003" table:style-name="ce1">
            <text:p>45.7486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40" table:style-name="ce1">
            <text:p>40</text:p>
          </table:table-cell>
          <table:table-cell office:value-type="float" office:value="42.645299999999999" table:style-name="ce1">
            <text:p>42.6453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50" table:style-name="ce1">
            <text:p>50</text:p>
          </table:table-cell>
          <table:table-cell office:value-type="float" office:value="37.248100000000001" table:style-name="ce1">
            <text:p>37.2481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60" table:style-name="ce1">
            <text:p>60</text:p>
          </table:table-cell>
          <table:table-cell office:value-type="float" office:value="32.580199999999998" table:style-name="ce1">
            <text:p>32.5802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70" table:style-name="ce1">
            <text:p>70</text:p>
          </table:table-cell>
          <table:table-cell office:value-type="float" office:value="28.371600000000001" table:style-name="ce1">
            <text:p>28.3716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75" table:style-name="ce1">
            <text:p>75</text:p>
          </table:table-cell>
          <table:table-cell office:value-type="float" office:value="26.376200000000001" table:style-name="ce1">
            <text:p>26.3762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80" table:style-name="ce1">
            <text:p>80</text:p>
          </table:table-cell>
          <table:table-cell office:value-type="float" office:value="24.4237" table:style-name="ce1">
            <text:p>24.4237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85" table:style-name="ce1">
            <text:p>85</text:p>
          </table:table-cell>
          <table:table-cell office:value-type="float" office:value="22.5078" table:style-name="ce1">
            <text:p>22.5078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90" table:style-name="ce1">
            <text:p>90</text:p>
          </table:table-cell>
          <table:table-cell office:value-type="float" office:value="20.7501" table:style-name="ce1">
            <text:p>20.7501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93" table:style-name="ce1">
            <text:p>93</text:p>
          </table:table-cell>
          <table:table-cell office:value-type="float" office:value="19.9682" table:style-name="ce1">
            <text:p>19.9682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95" table:style-name="ce1">
            <text:p>95</text:p>
          </table:table-cell>
          <table:table-cell office:value-type="float" office:value="19.5184" table:style-name="ce1">
            <text:p>19.5184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98" table:style-name="ce1">
            <text:p>98</text:p>
          </table:table-cell>
          <table:table-cell office:value-type="float" office:value="18.911100000000001" table:style-name="ce1">
            <text:p>18.9111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00" table:style-name="ce1">
            <text:p>100</text:p>
          </table:table-cell>
          <table:table-cell office:value-type="float" office:value="18.555800000000001" table:style-name="ce1">
            <text:p>18.5558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01" table:style-name="ce1">
            <text:p>101</text:p>
          </table:table-cell>
          <table:table-cell office:value-type="float" office:value="18.394200000000001" table:style-name="ce1">
            <text:p>18.3942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02" table:style-name="ce1">
            <text:p>102</text:p>
          </table:table-cell>
          <table:table-cell office:value-type="float" office:value="18.2437" table:style-name="ce1">
            <text:p>18.2437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03" table:style-name="ce1">
            <text:p>103</text:p>
          </table:table-cell>
          <table:table-cell office:value-type="float" office:value="18.104600000000001" table:style-name="ce1">
            <text:p>18.1046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04" table:style-name="ce1">
            <text:p>104</text:p>
          </table:table-cell>
          <table:table-cell office:value-type="float" office:value="17.9773" table:style-name="ce1">
            <text:p>17.9773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05" table:style-name="ce1">
            <text:p>105</text:p>
          </table:table-cell>
          <table:table-cell office:value-type="float" office:value="17.861799999999999" table:style-name="ce1">
            <text:p>17.8618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08" table:style-name="ce1">
            <text:p>108</text:p>
          </table:table-cell>
          <table:table-cell office:value-type="float" office:value="17.587499999999999" table:style-name="ce1">
            <text:p>17.5875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10" table:style-name="ce1">
            <text:p>110</text:p>
          </table:table-cell>
          <table:table-cell office:value-type="float" office:value="17.4605" table:style-name="ce1">
            <text:p>17.4605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20" table:style-name="ce1">
            <text:p>120</text:p>
          </table:table-cell>
          <table:table-cell office:value-type="float" office:value="17.347799999999999" table:style-name="ce1">
            <text:p>17.3478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45" table:style-name="ce1">
            <text:p>145</text:p>
          </table:table-cell>
          <table:table-cell office:value-type="float" office:value="19.4361" table:style-name="ce1">
            <text:p>19.4361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70" table:style-name="ce1">
            <text:p>170</text:p>
          </table:table-cell>
          <table:table-cell office:value-type="float" office:value="22.151599999999998" table:style-name="ce1">
            <text:p>22.1516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195" table:style-name="ce1">
            <text:p>195</text:p>
          </table:table-cell>
          <table:table-cell office:value-type="float" office:value="24.666899999999998" table:style-name="ce1">
            <text:p>24.6669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222" table:style-name="ce1">
            <text:p>222</text:p>
          </table:table-cell>
          <table:table-cell office:value-type="float" office:value="27.077500000000001" table:style-name="ce1">
            <text:p>27.0775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250" table:style-name="ce1">
            <text:p>250</text:p>
          </table:table-cell>
          <table:table-cell office:value-type="float" office:value="29.2819" table:style-name="ce1">
            <text:p>29.2819</text:p>
          </table:table-cell>
          <table:table-cell table:number-columns-repeated="16381"/>
        </table:table-row>
        <table:table-row table:style-name="ro1">
          <table:table-cell office:value-type="date" office:date-value="2017-09-15T00:00:00" table:style-name="ce2">
            <text:p>15/09/2017 00:00</text:p>
          </table:table-cell>
          <table:table-cell office:value-type="float" office:value="500" table:style-name="ce1">
            <text:p>500</text:p>
          </table:table-cell>
          <table:table-cell office:value-type="float" office:value="41.7438" table:style-name="ce1">
            <text:p>41.7438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5" table:style-name="ce1">
            <text:p>15</text:p>
          </table:table-cell>
          <table:table-cell office:value-type="float" office:value="57.314399999999999" table:style-name="ce1">
            <text:p>57.3144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35" table:style-name="ce1">
            <text:p>35</text:p>
          </table:table-cell>
          <table:table-cell office:value-type="float" office:value="41.920400000000001" table:style-name="ce1">
            <text:p>41.9204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40" table:style-name="ce1">
            <text:p>40</text:p>
          </table:table-cell>
          <table:table-cell office:value-type="float" office:value="39.311799999999998" table:style-name="ce1">
            <text:p>39.3118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50" table:style-name="ce1">
            <text:p>50</text:p>
          </table:table-cell>
          <table:table-cell office:value-type="float" office:value="34.792499999999997" table:style-name="ce1">
            <text:p>34.7925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60" table:style-name="ce1">
            <text:p>60</text:p>
          </table:table-cell>
          <table:table-cell office:value-type="float" office:value="30.9132" table:style-name="ce1">
            <text:p>30.9132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70" table:style-name="ce1">
            <text:p>70</text:p>
          </table:table-cell>
          <table:table-cell office:value-type="float" office:value="27.4589" table:style-name="ce1">
            <text:p>27.4589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75" table:style-name="ce1">
            <text:p>75</text:p>
          </table:table-cell>
          <table:table-cell office:value-type="float" office:value="25.849" table:style-name="ce1">
            <text:p>25.849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80" table:style-name="ce1">
            <text:p>80</text:p>
          </table:table-cell>
          <table:table-cell office:value-type="float" office:value="24.312000000000001" table:style-name="ce1">
            <text:p>24.312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85" table:style-name="ce1">
            <text:p>85</text:p>
          </table:table-cell>
          <table:table-cell office:value-type="float" office:value="22.891400000000001" table:style-name="ce1">
            <text:p>22.8914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90" table:style-name="ce1">
            <text:p>90</text:p>
          </table:table-cell>
          <table:table-cell office:value-type="float" office:value="21.737400000000001" table:style-name="ce1">
            <text:p>21.7374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93" table:style-name="ce1">
            <text:p>93</text:p>
          </table:table-cell>
          <table:table-cell office:value-type="float" office:value="21.149799999999999" table:style-name="ce1">
            <text:p>21.1498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95" table:style-name="ce1">
            <text:p>95</text:p>
          </table:table-cell>
          <table:table-cell office:value-type="float" office:value="20.785599999999999" table:style-name="ce1">
            <text:p>20.7856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98" table:style-name="ce1">
            <text:p>98</text:p>
          </table:table-cell>
          <table:table-cell office:value-type="float" office:value="20.283000000000001" table:style-name="ce1">
            <text:p>20.283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00" table:style-name="ce1">
            <text:p>100</text:p>
          </table:table-cell>
          <table:table-cell office:value-type="float" office:value="19.9786" table:style-name="ce1">
            <text:p>19.9786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01" table:style-name="ce1">
            <text:p>101</text:p>
          </table:table-cell>
          <table:table-cell office:value-type="float" office:value="19.835999999999999" table:style-name="ce1">
            <text:p>19.836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02" table:style-name="ce1">
            <text:p>102</text:p>
          </table:table-cell>
          <table:table-cell office:value-type="float" office:value="19.7" table:style-name="ce1">
            <text:p>19.7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03" table:style-name="ce1">
            <text:p>103</text:p>
          </table:table-cell>
          <table:table-cell office:value-type="float" office:value="19.570699999999999" table:style-name="ce1">
            <text:p>19.5707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04" table:style-name="ce1">
            <text:p>104</text:p>
          </table:table-cell>
          <table:table-cell office:value-type="float" office:value="19.448" table:style-name="ce1">
            <text:p>19.448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05" table:style-name="ce1">
            <text:p>105</text:p>
          </table:table-cell>
          <table:table-cell office:value-type="float" office:value="19.3323" table:style-name="ce1">
            <text:p>19.3323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08" table:style-name="ce1">
            <text:p>108</text:p>
          </table:table-cell>
          <table:table-cell office:value-type="float" office:value="19.026399999999999" table:style-name="ce1">
            <text:p>19.0264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10" table:style-name="ce1">
            <text:p>110</text:p>
          </table:table-cell>
          <table:table-cell office:value-type="float" office:value="18.857399999999998" table:style-name="ce1">
            <text:p>18.8574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20" table:style-name="ce1">
            <text:p>120</text:p>
          </table:table-cell>
          <table:table-cell office:value-type="float" office:value="18.313400000000001" table:style-name="ce1">
            <text:p>18.3134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45" table:style-name="ce1">
            <text:p>145</text:p>
          </table:table-cell>
          <table:table-cell office:value-type="float" office:value="18.7623" table:style-name="ce1">
            <text:p>18.7623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70" table:style-name="ce1">
            <text:p>170</text:p>
          </table:table-cell>
          <table:table-cell office:value-type="float" office:value="20.385999999999999" table:style-name="ce1">
            <text:p>20.386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195" table:style-name="ce1">
            <text:p>195</text:p>
          </table:table-cell>
          <table:table-cell office:value-type="float" office:value="22.1465" table:style-name="ce1">
            <text:p>22.1465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222" table:style-name="ce1">
            <text:p>222</text:p>
          </table:table-cell>
          <table:table-cell office:value-type="float" office:value="23.9389" table:style-name="ce1">
            <text:p>23.9389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250" table:style-name="ce1">
            <text:p>250</text:p>
          </table:table-cell>
          <table:table-cell office:value-type="float" office:value="25.6296" table:style-name="ce1">
            <text:p>25.6296</text:p>
          </table:table-cell>
          <table:table-cell table:number-columns-repeated="16381"/>
        </table:table-row>
        <table:table-row table:style-name="ro1">
          <table:table-cell office:value-type="date" office:date-value="2017-12-15T00:00:00" table:style-name="ce2">
            <text:p>15/12/2017 00:00</text:p>
          </table:table-cell>
          <table:table-cell office:value-type="float" office:value="500" table:style-name="ce1">
            <text:p>500</text:p>
          </table:table-cell>
          <table:table-cell office:value-type="float" office:value="35.573599999999999" table:style-name="ce1">
            <text:p>35.5736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5" table:style-name="ce1">
            <text:p>15</text:p>
          </table:table-cell>
          <table:table-cell office:value-type="float" office:value="59.688299999999998" table:style-name="ce1">
            <text:p>59.6883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35" table:style-name="ce1">
            <text:p>35</text:p>
          </table:table-cell>
          <table:table-cell office:value-type="float" office:value="43.264299999999999" table:style-name="ce1">
            <text:p>43.2643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40" table:style-name="ce1">
            <text:p>40</text:p>
          </table:table-cell>
          <table:table-cell office:value-type="float" office:value="40.478700000000003" table:style-name="ce1">
            <text:p>40.4787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50" table:style-name="ce1">
            <text:p>50</text:p>
          </table:table-cell>
          <table:table-cell office:value-type="float" office:value="35.649700000000003" table:style-name="ce1">
            <text:p>35.6497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60" table:style-name="ce1">
            <text:p>60</text:p>
          </table:table-cell>
          <table:table-cell office:value-type="float" office:value="31.5017" table:style-name="ce1">
            <text:p>31.5017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70" table:style-name="ce1">
            <text:p>70</text:p>
          </table:table-cell>
          <table:table-cell office:value-type="float" office:value="27.8111" table:style-name="ce1">
            <text:p>27.8111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75" table:style-name="ce1">
            <text:p>75</text:p>
          </table:table-cell>
          <table:table-cell office:value-type="float" office:value="26.0977" table:style-name="ce1">
            <text:p>26.0977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80" table:style-name="ce1">
            <text:p>80</text:p>
          </table:table-cell>
          <table:table-cell office:value-type="float" office:value="24.474399999999999" table:style-name="ce1">
            <text:p>24.4744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85" table:style-name="ce1">
            <text:p>85</text:p>
          </table:table-cell>
          <table:table-cell office:value-type="float" office:value="22.998799999999999" table:style-name="ce1">
            <text:p>22.9988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90" table:style-name="ce1">
            <text:p>90</text:p>
          </table:table-cell>
          <table:table-cell office:value-type="float" office:value="21.804300000000001" table:style-name="ce1">
            <text:p>21.8043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93" table:style-name="ce1">
            <text:p>93</text:p>
          </table:table-cell>
          <table:table-cell office:value-type="float" office:value="21.182700000000001" table:style-name="ce1">
            <text:p>21.1827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95" table:style-name="ce1">
            <text:p>95</text:p>
          </table:table-cell>
          <table:table-cell office:value-type="float" office:value="20.8002" table:style-name="ce1">
            <text:p>20.8002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98" table:style-name="ce1">
            <text:p>98</text:p>
          </table:table-cell>
          <table:table-cell office:value-type="float" office:value="20.278199999999998" table:style-name="ce1">
            <text:p>20.2782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00" table:style-name="ce1">
            <text:p>100</text:p>
          </table:table-cell>
          <table:table-cell office:value-type="float" office:value="19.966899999999999" table:style-name="ce1">
            <text:p>19.9669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01" table:style-name="ce1">
            <text:p>101</text:p>
          </table:table-cell>
          <table:table-cell office:value-type="float" office:value="19.822700000000001" table:style-name="ce1">
            <text:p>19.8227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02" table:style-name="ce1">
            <text:p>102</text:p>
          </table:table-cell>
          <table:table-cell office:value-type="float" office:value="19.686299999999999" table:style-name="ce1">
            <text:p>19.6863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03" table:style-name="ce1">
            <text:p>103</text:p>
          </table:table-cell>
          <table:table-cell office:value-type="float" office:value="19.558" table:style-name="ce1">
            <text:p>19.558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04" table:style-name="ce1">
            <text:p>104</text:p>
          </table:table-cell>
          <table:table-cell office:value-type="float" office:value="19.437799999999999" table:style-name="ce1">
            <text:p>19.4378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05" table:style-name="ce1">
            <text:p>105</text:p>
          </table:table-cell>
          <table:table-cell office:value-type="float" office:value="19.325700000000001" table:style-name="ce1">
            <text:p>19.3257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08" table:style-name="ce1">
            <text:p>108</text:p>
          </table:table-cell>
          <table:table-cell office:value-type="float" office:value="19.039300000000001" table:style-name="ce1">
            <text:p>19.0393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10" table:style-name="ce1">
            <text:p>110</text:p>
          </table:table-cell>
          <table:table-cell office:value-type="float" office:value="18.889700000000001" table:style-name="ce1">
            <text:p>18.8897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20" table:style-name="ce1">
            <text:p>120</text:p>
          </table:table-cell>
          <table:table-cell office:value-type="float" office:value="18.5154" table:style-name="ce1">
            <text:p>18.5154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45" table:style-name="ce1">
            <text:p>145</text:p>
          </table:table-cell>
          <table:table-cell office:value-type="float" office:value="19.336099999999998" table:style-name="ce1">
            <text:p>19.3361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70" table:style-name="ce1">
            <text:p>170</text:p>
          </table:table-cell>
          <table:table-cell office:value-type="float" office:value="21.249099999999999" table:style-name="ce1">
            <text:p>21.2491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195" table:style-name="ce1">
            <text:p>195</text:p>
          </table:table-cell>
          <table:table-cell office:value-type="float" office:value="23.2301" table:style-name="ce1">
            <text:p>23.2301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222" table:style-name="ce1">
            <text:p>222</text:p>
          </table:table-cell>
          <table:table-cell office:value-type="float" office:value="25.215299999999999" table:style-name="ce1">
            <text:p>25.2153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250" table:style-name="ce1">
            <text:p>250</text:p>
          </table:table-cell>
          <table:table-cell office:value-type="float" office:value="27.073799999999999" table:style-name="ce1">
            <text:p>27.0738</text:p>
          </table:table-cell>
          <table:table-cell table:number-columns-repeated="16381"/>
        </table:table-row>
        <table:table-row table:style-name="ro1">
          <table:table-cell office:value-type="date" office:date-value="2018-01-19T00:00:00" table:style-name="ce2">
            <text:p>19/01/2018 00:00</text:p>
          </table:table-cell>
          <table:table-cell office:value-type="float" office:value="500" table:style-name="ce1">
            <text:p>500</text:p>
          </table:table-cell>
          <table:table-cell office:value-type="float" office:value="37.910899999999998" table:style-name="ce1">
            <text:p>37.9109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5" table:style-name="ce1">
            <text:p>15</text:p>
          </table:table-cell>
          <table:table-cell office:value-type="float" office:value="50.500799999999998" table:style-name="ce1">
            <text:p>50.5008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35" table:style-name="ce1">
            <text:p>35</text:p>
          </table:table-cell>
          <table:table-cell office:value-type="float" office:value="38.258600000000001" table:style-name="ce1">
            <text:p>38.2586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40" table:style-name="ce1">
            <text:p>40</text:p>
          </table:table-cell>
          <table:table-cell office:value-type="float" office:value="36.187600000000003" table:style-name="ce1">
            <text:p>36.1876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50" table:style-name="ce1">
            <text:p>50</text:p>
          </table:table-cell>
          <table:table-cell office:value-type="float" office:value="32.603200000000001" table:style-name="ce1">
            <text:p>32.6032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60" table:style-name="ce1">
            <text:p>60</text:p>
          </table:table-cell>
          <table:table-cell office:value-type="float" office:value="29.5306" table:style-name="ce1">
            <text:p>29.5306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70" table:style-name="ce1">
            <text:p>70</text:p>
          </table:table-cell>
          <table:table-cell office:value-type="float" office:value="26.805099999999999" table:style-name="ce1">
            <text:p>26.8051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75" table:style-name="ce1">
            <text:p>75</text:p>
          </table:table-cell>
          <table:table-cell office:value-type="float" office:value="25.552900000000001" table:style-name="ce1">
            <text:p>25.5529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80" table:style-name="ce1">
            <text:p>80</text:p>
          </table:table-cell>
          <table:table-cell office:value-type="float" office:value="24.3979" table:style-name="ce1">
            <text:p>24.3979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85" table:style-name="ce1">
            <text:p>85</text:p>
          </table:table-cell>
          <table:table-cell office:value-type="float" office:value="23.404499999999999" table:style-name="ce1">
            <text:p>23.4045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90" table:style-name="ce1">
            <text:p>90</text:p>
          </table:table-cell>
          <table:table-cell office:value-type="float" office:value="22.539000000000001" table:style-name="ce1">
            <text:p>22.539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93" table:style-name="ce1">
            <text:p>93</text:p>
          </table:table-cell>
          <table:table-cell office:value-type="float" office:value="22.055900000000001" table:style-name="ce1">
            <text:p>22.0559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95" table:style-name="ce1">
            <text:p>95</text:p>
          </table:table-cell>
          <table:table-cell office:value-type="float" office:value="21.749099999999999" table:style-name="ce1">
            <text:p>21.7491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98" table:style-name="ce1">
            <text:p>98</text:p>
          </table:table-cell>
          <table:table-cell office:value-type="float" office:value="21.3124" table:style-name="ce1">
            <text:p>21.3124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00" table:style-name="ce1">
            <text:p>100</text:p>
          </table:table-cell>
          <table:table-cell office:value-type="float" office:value="21.036999999999999" table:style-name="ce1">
            <text:p>21.037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01" table:style-name="ce1">
            <text:p>101</text:p>
          </table:table-cell>
          <table:table-cell office:value-type="float" office:value="20.9041" table:style-name="ce1">
            <text:p>20.9041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02" table:style-name="ce1">
            <text:p>102</text:p>
          </table:table-cell>
          <table:table-cell office:value-type="float" office:value="20.7744" table:style-name="ce1">
            <text:p>20.7744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03" table:style-name="ce1">
            <text:p>103</text:p>
          </table:table-cell>
          <table:table-cell office:value-type="float" office:value="20.648" table:style-name="ce1">
            <text:p>20.648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04" table:style-name="ce1">
            <text:p>104</text:p>
          </table:table-cell>
          <table:table-cell office:value-type="float" office:value="20.524899999999999" table:style-name="ce1">
            <text:p>20.5249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05" table:style-name="ce1">
            <text:p>105</text:p>
          </table:table-cell>
          <table:table-cell office:value-type="float" office:value="20.405100000000001" table:style-name="ce1">
            <text:p>20.4051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08" table:style-name="ce1">
            <text:p>108</text:p>
          </table:table-cell>
          <table:table-cell office:value-type="float" office:value="20.0657" table:style-name="ce1">
            <text:p>20.0657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10" table:style-name="ce1">
            <text:p>110</text:p>
          </table:table-cell>
          <table:table-cell office:value-type="float" office:value="19.856300000000001" table:style-name="ce1">
            <text:p>19.8563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20" table:style-name="ce1">
            <text:p>120</text:p>
          </table:table-cell>
          <table:table-cell office:value-type="float" office:value="19.015999999999998" table:style-name="ce1">
            <text:p>19.016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45" table:style-name="ce1">
            <text:p>145</text:p>
          </table:table-cell>
          <table:table-cell office:value-type="float" office:value="18.859300000000001" table:style-name="ce1">
            <text:p>18.8593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70" table:style-name="ce1">
            <text:p>170</text:p>
          </table:table-cell>
          <table:table-cell office:value-type="float" office:value="19.710100000000001" table:style-name="ce1">
            <text:p>19.7101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195" table:style-name="ce1">
            <text:p>195</text:p>
          </table:table-cell>
          <table:table-cell office:value-type="float" office:value="20.825500000000002" table:style-name="ce1">
            <text:p>20.8255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222" table:style-name="ce1">
            <text:p>222</text:p>
          </table:table-cell>
          <table:table-cell office:value-type="float" office:value="22.049700000000001" table:style-name="ce1">
            <text:p>22.0497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250" table:style-name="ce1">
            <text:p>250</text:p>
          </table:table-cell>
          <table:table-cell office:value-type="float" office:value="23.245699999999999" table:style-name="ce1">
            <text:p>23.2457</text:p>
          </table:table-cell>
          <table:table-cell table:number-columns-repeated="16381"/>
        </table:table-row>
        <table:table-row table:style-name="ro1">
          <table:table-cell office:value-type="date" office:date-value="2018-06-15T00:00:00" table:style-name="ce2">
            <text:p>15/06/2018 00:00</text:p>
          </table:table-cell>
          <table:table-cell office:value-type="float" office:value="500" table:style-name="ce1">
            <text:p>500</text:p>
          </table:table-cell>
          <table:table-cell office:value-type="float" office:value="30.524100000000001" table:style-name="ce1">
            <text:p>30.5241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5" table:style-name="ce1">
            <text:p>15</text:p>
          </table:table-cell>
          <table:table-cell office:value-type="float" office:value="43.768099999999997" table:style-name="ce1">
            <text:p>43.7681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35" table:style-name="ce1">
            <text:p>35</text:p>
          </table:table-cell>
          <table:table-cell office:value-type="float" office:value="34.367100000000001" table:style-name="ce1">
            <text:p>34.3671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40" table:style-name="ce1">
            <text:p>40</text:p>
          </table:table-cell>
          <table:table-cell office:value-type="float" office:value="32.794400000000003" table:style-name="ce1">
            <text:p>32.7944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50" table:style-name="ce1">
            <text:p>50</text:p>
          </table:table-cell>
          <table:table-cell office:value-type="float" office:value="30.093499999999999" table:style-name="ce1">
            <text:p>30.0935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60" table:style-name="ce1">
            <text:p>60</text:p>
          </table:table-cell>
          <table:table-cell office:value-type="float" office:value="27.808299999999999" table:style-name="ce1">
            <text:p>27.8083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70" table:style-name="ce1">
            <text:p>70</text:p>
          </table:table-cell>
          <table:table-cell office:value-type="float" office:value="25.823" table:style-name="ce1">
            <text:p>25.823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75" table:style-name="ce1">
            <text:p>75</text:p>
          </table:table-cell>
          <table:table-cell office:value-type="float" office:value="24.9374" table:style-name="ce1">
            <text:p>24.9374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80" table:style-name="ce1">
            <text:p>80</text:p>
          </table:table-cell>
          <table:table-cell office:value-type="float" office:value="24.144500000000001" table:style-name="ce1">
            <text:p>24.1445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85" table:style-name="ce1">
            <text:p>85</text:p>
          </table:table-cell>
          <table:table-cell office:value-type="float" office:value="23.441400000000002" table:style-name="ce1">
            <text:p>23.4414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90" table:style-name="ce1">
            <text:p>90</text:p>
          </table:table-cell>
          <table:table-cell office:value-type="float" office:value="22.790800000000001" table:style-name="ce1">
            <text:p>22.7908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93" table:style-name="ce1">
            <text:p>93</text:p>
          </table:table-cell>
          <table:table-cell office:value-type="float" office:value="22.424099999999999" table:style-name="ce1">
            <text:p>22.4241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95" table:style-name="ce1">
            <text:p>95</text:p>
          </table:table-cell>
          <table:table-cell office:value-type="float" office:value="22.1891" table:style-name="ce1">
            <text:p>22.1891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98" table:style-name="ce1">
            <text:p>98</text:p>
          </table:table-cell>
          <table:table-cell office:value-type="float" office:value="21.8508" table:style-name="ce1">
            <text:p>21.8508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00" table:style-name="ce1">
            <text:p>100</text:p>
          </table:table-cell>
          <table:table-cell office:value-type="float" office:value="21.634499999999999" table:style-name="ce1">
            <text:p>21.6345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01" table:style-name="ce1">
            <text:p>101</text:p>
          </table:table-cell>
          <table:table-cell office:value-type="float" office:value="21.5291" table:style-name="ce1">
            <text:p>21.5291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02" table:style-name="ce1">
            <text:p>102</text:p>
          </table:table-cell>
          <table:table-cell office:value-type="float" office:value="21.425599999999999" table:style-name="ce1">
            <text:p>21.4256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03" table:style-name="ce1">
            <text:p>103</text:p>
          </table:table-cell>
          <table:table-cell office:value-type="float" office:value="21.323899999999998" table:style-name="ce1">
            <text:p>21.3239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04" table:style-name="ce1">
            <text:p>104</text:p>
          </table:table-cell>
          <table:table-cell office:value-type="float" office:value="21.2239" table:style-name="ce1">
            <text:p>21.2239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05" table:style-name="ce1">
            <text:p>105</text:p>
          </table:table-cell>
          <table:table-cell office:value-type="float" office:value="21.125800000000002" table:style-name="ce1">
            <text:p>21.1258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08" table:style-name="ce1">
            <text:p>108</text:p>
          </table:table-cell>
          <table:table-cell office:value-type="float" office:value="20.842300000000002" table:style-name="ce1">
            <text:p>20.8423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10" table:style-name="ce1">
            <text:p>110</text:p>
          </table:table-cell>
          <table:table-cell office:value-type="float" office:value="20.662199999999999" table:style-name="ce1">
            <text:p>20.6622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20" table:style-name="ce1">
            <text:p>120</text:p>
          </table:table-cell>
          <table:table-cell office:value-type="float" office:value="19.866599999999998" table:style-name="ce1">
            <text:p>19.8666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45" table:style-name="ce1">
            <text:p>145</text:p>
          </table:table-cell>
          <table:table-cell office:value-type="float" office:value="19.0641" table:style-name="ce1">
            <text:p>19.0641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70" table:style-name="ce1">
            <text:p>170</text:p>
          </table:table-cell>
          <table:table-cell office:value-type="float" office:value="19.2088" table:style-name="ce1">
            <text:p>19.2088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195" table:style-name="ce1">
            <text:p>195</text:p>
          </table:table-cell>
          <table:table-cell office:value-type="float" office:value="19.626100000000001" table:style-name="ce1">
            <text:p>19.6261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222" table:style-name="ce1">
            <text:p>222</text:p>
          </table:table-cell>
          <table:table-cell office:value-type="float" office:value="20.2254" table:style-name="ce1">
            <text:p>20.2254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250" table:style-name="ce1">
            <text:p>250</text:p>
          </table:table-cell>
          <table:table-cell office:value-type="float" office:value="20.899000000000001" table:style-name="ce1">
            <text:p>20.899</text:p>
          </table:table-cell>
          <table:table-cell table:number-columns-repeated="16381"/>
        </table:table-row>
        <table:table-row table:style-name="ro1">
          <table:table-cell office:value-type="date" office:date-value="2019-01-18T00:00:00" table:style-name="ce2">
            <text:p>18/01/2019 00:00</text:p>
          </table:table-cell>
          <table:table-cell office:value-type="float" office:value="500" table:style-name="ce1">
            <text:p>500</text:p>
          </table:table-cell>
          <table:table-cell office:value-type="float" office:value="25.754899999999999" table:style-name="ce1">
            <text:p>25.7549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5" table:style-name="ce1">
            <text:p>15</text:p>
          </table:table-cell>
          <table:table-cell office:value-type="float" office:value="42.173099999999998" table:style-name="ce1">
            <text:p>42.1731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35" table:style-name="ce1">
            <text:p>35</text:p>
          </table:table-cell>
          <table:table-cell office:value-type="float" office:value="33.347700000000003" table:style-name="ce1">
            <text:p>33.3477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40" table:style-name="ce1">
            <text:p>40</text:p>
          </table:table-cell>
          <table:table-cell office:value-type="float" office:value="31.898499999999999" table:style-name="ce1">
            <text:p>31.8985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50" table:style-name="ce1">
            <text:p>50</text:p>
          </table:table-cell>
          <table:table-cell office:value-type="float" office:value="29.444500000000001" table:style-name="ce1">
            <text:p>29.4445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60" table:style-name="ce1">
            <text:p>60</text:p>
          </table:table-cell>
          <table:table-cell office:value-type="float" office:value="27.418299999999999" table:style-name="ce1">
            <text:p>27.4183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70" table:style-name="ce1">
            <text:p>70</text:p>
          </table:table-cell>
          <table:table-cell office:value-type="float" office:value="25.704899999999999" table:style-name="ce1">
            <text:p>25.7049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75" table:style-name="ce1">
            <text:p>75</text:p>
          </table:table-cell>
          <table:table-cell office:value-type="float" office:value="24.944900000000001" table:style-name="ce1">
            <text:p>24.9449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80" table:style-name="ce1">
            <text:p>80</text:p>
          </table:table-cell>
          <table:table-cell office:value-type="float" office:value="24.243300000000001" table:style-name="ce1">
            <text:p>24.2433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85" table:style-name="ce1">
            <text:p>85</text:p>
          </table:table-cell>
          <table:table-cell office:value-type="float" office:value="23.596599999999999" table:style-name="ce1">
            <text:p>23.5966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90" table:style-name="ce1">
            <text:p>90</text:p>
          </table:table-cell>
          <table:table-cell office:value-type="float" office:value="22.999500000000001" table:style-name="ce1">
            <text:p>22.9995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93" table:style-name="ce1">
            <text:p>93</text:p>
          </table:table-cell>
          <table:table-cell office:value-type="float" office:value="22.663699999999999" table:style-name="ce1">
            <text:p>22.6637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95" table:style-name="ce1">
            <text:p>95</text:p>
          </table:table-cell>
          <table:table-cell office:value-type="float" office:value="22.448899999999998" table:style-name="ce1">
            <text:p>22.4489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98" table:style-name="ce1">
            <text:p>98</text:p>
          </table:table-cell>
          <table:table-cell office:value-type="float" office:value="22.1401" table:style-name="ce1">
            <text:p>22.1401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00" table:style-name="ce1">
            <text:p>100</text:p>
          </table:table-cell>
          <table:table-cell office:value-type="float" office:value="21.943000000000001" table:style-name="ce1">
            <text:p>21.943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01" table:style-name="ce1">
            <text:p>101</text:p>
          </table:table-cell>
          <table:table-cell office:value-type="float" office:value="21.847000000000001" table:style-name="ce1">
            <text:p>21.847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02" table:style-name="ce1">
            <text:p>102</text:p>
          </table:table-cell>
          <table:table-cell office:value-type="float" office:value="21.752800000000001" table:style-name="ce1">
            <text:p>21.7528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03" table:style-name="ce1">
            <text:p>103</text:p>
          </table:table-cell>
          <table:table-cell office:value-type="float" office:value="21.6602" table:style-name="ce1">
            <text:p>21.6602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04" table:style-name="ce1">
            <text:p>104</text:p>
          </table:table-cell>
          <table:table-cell office:value-type="float" office:value="21.569400000000002" table:style-name="ce1">
            <text:p>21.5694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05" table:style-name="ce1">
            <text:p>105</text:p>
          </table:table-cell>
          <table:table-cell office:value-type="float" office:value="21.4802" table:style-name="ce1">
            <text:p>21.4802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08" table:style-name="ce1">
            <text:p>108</text:p>
          </table:table-cell>
          <table:table-cell office:value-type="float" office:value="21.2226" table:style-name="ce1">
            <text:p>21.2226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10" table:style-name="ce1">
            <text:p>110</text:p>
          </table:table-cell>
          <table:table-cell office:value-type="float" office:value="21.059100000000001" table:style-name="ce1">
            <text:p>21.0591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20" table:style-name="ce1">
            <text:p>120</text:p>
          </table:table-cell>
          <table:table-cell office:value-type="float" office:value="20.337499999999999" table:style-name="ce1">
            <text:p>20.3375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45" table:style-name="ce1">
            <text:p>145</text:p>
          </table:table-cell>
          <table:table-cell office:value-type="float" office:value="19.1831" table:style-name="ce1">
            <text:p>19.1831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70" table:style-name="ce1">
            <text:p>170</text:p>
          </table:table-cell>
          <table:table-cell office:value-type="float" office:value="18.779" table:style-name="ce1">
            <text:p>18.779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195" table:style-name="ce1">
            <text:p>195</text:p>
          </table:table-cell>
          <table:table-cell office:value-type="float" office:value="18.827300000000001" table:style-name="ce1">
            <text:p>18.8273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222" table:style-name="ce1">
            <text:p>222</text:p>
          </table:table-cell>
          <table:table-cell office:value-type="float" office:value="19.1477" table:style-name="ce1">
            <text:p>19.1477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250" table:style-name="ce1">
            <text:p>250</text:p>
          </table:table-cell>
          <table:table-cell office:value-type="float" office:value="19.613900000000001" table:style-name="ce1">
            <text:p>19.6139</text:p>
          </table:table-cell>
          <table:table-cell table:number-columns-repeated="16381"/>
        </table:table-row>
        <table:table-row table:style-name="ro1">
          <table:table-cell office:value-type="date" office:date-value="2019-05-24T00:00:00" table:style-name="ce2">
            <text:p>24/05/2019 00:00</text:p>
          </table:table-cell>
          <table:table-cell office:value-type="float" office:value="500" table:style-name="ce1">
            <text:p>500</text:p>
          </table:table-cell>
          <table:table-cell office:value-type="float" office:value="23.800999999999998" table:style-name="ce1">
            <text:p>23.801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5" table:style-name="ce1">
            <text:p>15</text:p>
          </table:table-cell>
          <table:table-cell office:value-type="float" office:value="38.796500000000002" table:style-name="ce1">
            <text:p>38.7965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35" table:style-name="ce1">
            <text:p>35</text:p>
          </table:table-cell>
          <table:table-cell office:value-type="float" office:value="32.225700000000003" table:style-name="ce1">
            <text:p>32.2257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40" table:style-name="ce1">
            <text:p>40</text:p>
          </table:table-cell>
          <table:table-cell office:value-type="float" office:value="31.145399999999999" table:style-name="ce1">
            <text:p>31.1454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50" table:style-name="ce1">
            <text:p>50</text:p>
          </table:table-cell>
          <table:table-cell office:value-type="float" office:value="29.31" table:style-name="ce1">
            <text:p>29.31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60" table:style-name="ce1">
            <text:p>60</text:p>
          </table:table-cell>
          <table:table-cell office:value-type="float" office:value="27.782599999999999" table:style-name="ce1">
            <text:p>27.7826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70" table:style-name="ce1">
            <text:p>70</text:p>
          </table:table-cell>
          <table:table-cell office:value-type="float" office:value="26.476400000000002" table:style-name="ce1">
            <text:p>26.4764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75" table:style-name="ce1">
            <text:p>75</text:p>
          </table:table-cell>
          <table:table-cell office:value-type="float" office:value="25.891400000000001" table:style-name="ce1">
            <text:p>25.8914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80" table:style-name="ce1">
            <text:p>80</text:p>
          </table:table-cell>
          <table:table-cell office:value-type="float" office:value="25.347200000000001" table:style-name="ce1">
            <text:p>25.3472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85" table:style-name="ce1">
            <text:p>85</text:p>
          </table:table-cell>
          <table:table-cell office:value-type="float" office:value="24.8383" table:style-name="ce1">
            <text:p>24.8383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90" table:style-name="ce1">
            <text:p>90</text:p>
          </table:table-cell>
          <table:table-cell office:value-type="float" office:value="24.358799999999999" table:style-name="ce1">
            <text:p>24.3588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93" table:style-name="ce1">
            <text:p>93</text:p>
          </table:table-cell>
          <table:table-cell office:value-type="float" office:value="24.084099999999999" table:style-name="ce1">
            <text:p>24.0841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95" table:style-name="ce1">
            <text:p>95</text:p>
          </table:table-cell>
          <table:table-cell office:value-type="float" office:value="23.905999999999999" table:style-name="ce1">
            <text:p>23.906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98" table:style-name="ce1">
            <text:p>98</text:p>
          </table:table-cell>
          <table:table-cell office:value-type="float" office:value="23.6462" table:style-name="ce1">
            <text:p>23.6462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00" table:style-name="ce1">
            <text:p>100</text:p>
          </table:table-cell>
          <table:table-cell office:value-type="float" office:value="23.477599999999999" table:style-name="ce1">
            <text:p>23.4776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01" table:style-name="ce1">
            <text:p>101</text:p>
          </table:table-cell>
          <table:table-cell office:value-type="float" office:value="23.3947" table:style-name="ce1">
            <text:p>23.3947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02" table:style-name="ce1">
            <text:p>102</text:p>
          </table:table-cell>
          <table:table-cell office:value-type="float" office:value="23.3127" table:style-name="ce1">
            <text:p>23.3127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03" table:style-name="ce1">
            <text:p>103</text:p>
          </table:table-cell>
          <table:table-cell office:value-type="float" office:value="23.2315" table:style-name="ce1">
            <text:p>23.2315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04" table:style-name="ce1">
            <text:p>104</text:p>
          </table:table-cell>
          <table:table-cell office:value-type="float" office:value="23.151199999999999" table:style-name="ce1">
            <text:p>23.1512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05" table:style-name="ce1">
            <text:p>105</text:p>
          </table:table-cell>
          <table:table-cell office:value-type="float" office:value="23.0718" table:style-name="ce1">
            <text:p>23.0718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08" table:style-name="ce1">
            <text:p>108</text:p>
          </table:table-cell>
          <table:table-cell office:value-type="float" office:value="22.8385" table:style-name="ce1">
            <text:p>22.8385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10" table:style-name="ce1">
            <text:p>110</text:p>
          </table:table-cell>
          <table:table-cell office:value-type="float" office:value="22.686900000000001" table:style-name="ce1">
            <text:p>22.6869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20" table:style-name="ce1">
            <text:p>120</text:p>
          </table:table-cell>
          <table:table-cell office:value-type="float" office:value="21.974799999999998" table:style-name="ce1">
            <text:p>21.9748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45" table:style-name="ce1">
            <text:p>145</text:p>
          </table:table-cell>
          <table:table-cell office:value-type="float" office:value="20.484200000000001" table:style-name="ce1">
            <text:p>20.4842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70" table:style-name="ce1">
            <text:p>170</text:p>
          </table:table-cell>
          <table:table-cell office:value-type="float" office:value="19.349" table:style-name="ce1">
            <text:p>19.349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195" table:style-name="ce1">
            <text:p>195</text:p>
          </table:table-cell>
          <table:table-cell office:value-type="float" office:value="18.5183" table:style-name="ce1">
            <text:p>18.5183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222" table:style-name="ce1">
            <text:p>222</text:p>
          </table:table-cell>
          <table:table-cell office:value-type="float" office:value="17.883800000000001" table:style-name="ce1">
            <text:p>17.8838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250" table:style-name="ce1">
            <text:p>250</text:p>
          </table:table-cell>
          <table:table-cell office:value-type="float" office:value="17.456700000000001" table:style-name="ce1">
            <text:p>17.4567</text:p>
          </table:table-cell>
          <table:table-cell table:number-columns-repeated="16381"/>
        </table:table-row>
        <table:table-row table:style-name="ro1">
          <table:table-cell office:value-type="date" office:date-value="2022-05-24T00:00:00" table:style-name="ce2">
            <text:p>24/05/2022 00:00</text:p>
          </table:table-cell>
          <table:table-cell office:value-type="float" office:value="500" table:style-name="ce1">
            <text:p>500</text:p>
          </table:table-cell>
          <table:table-cell office:value-type="float" office:value="17.673300000000001" table:style-name="ce1">
            <text:p>17.6733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5" table:style-name="ce1">
            <text:p>15</text:p>
          </table:table-cell>
          <table:table-cell office:value-type="float" office:value="36.6008" table:style-name="ce1">
            <text:p>36.6008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35" table:style-name="ce1">
            <text:p>35</text:p>
          </table:table-cell>
          <table:table-cell office:value-type="float" office:value="31.6709" table:style-name="ce1">
            <text:p>31.6709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40" table:style-name="ce1">
            <text:p>40</text:p>
          </table:table-cell>
          <table:table-cell office:value-type="float" office:value="30.881" table:style-name="ce1">
            <text:p>30.881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50" table:style-name="ce1">
            <text:p>50</text:p>
          </table:table-cell>
          <table:table-cell office:value-type="float" office:value="29.556799999999999" table:style-name="ce1">
            <text:p>29.5568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60" table:style-name="ce1">
            <text:p>60</text:p>
          </table:table-cell>
          <table:table-cell office:value-type="float" office:value="28.4741" table:style-name="ce1">
            <text:p>28.4741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70" table:style-name="ce1">
            <text:p>70</text:p>
          </table:table-cell>
          <table:table-cell office:value-type="float" office:value="27.562000000000001" table:style-name="ce1">
            <text:p>27.562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75" table:style-name="ce1">
            <text:p>75</text:p>
          </table:table-cell>
          <table:table-cell office:value-type="float" office:value="27.156199999999998" table:style-name="ce1">
            <text:p>27.1562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80" table:style-name="ce1">
            <text:p>80</text:p>
          </table:table-cell>
          <table:table-cell office:value-type="float" office:value="26.7789" table:style-name="ce1">
            <text:p>26.7789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85" table:style-name="ce1">
            <text:p>85</text:p>
          </table:table-cell>
          <table:table-cell office:value-type="float" office:value="26.427199999999999" table:style-name="ce1">
            <text:p>26.4272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90" table:style-name="ce1">
            <text:p>90</text:p>
          </table:table-cell>
          <table:table-cell office:value-type="float" office:value="26.098299999999998" table:style-name="ce1">
            <text:p>26.0983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93" table:style-name="ce1">
            <text:p>93</text:p>
          </table:table-cell>
          <table:table-cell office:value-type="float" office:value="25.910599999999999" table:style-name="ce1">
            <text:p>25.9106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95" table:style-name="ce1">
            <text:p>95</text:p>
          </table:table-cell>
          <table:table-cell office:value-type="float" office:value="25.789300000000001" table:style-name="ce1">
            <text:p>25.7893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98" table:style-name="ce1">
            <text:p>98</text:p>
          </table:table-cell>
          <table:table-cell office:value-type="float" office:value="25.6128" table:style-name="ce1">
            <text:p>25.6128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00" table:style-name="ce1">
            <text:p>100</text:p>
          </table:table-cell>
          <table:table-cell office:value-type="float" office:value="25.4985" table:style-name="ce1">
            <text:p>25.4985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01" table:style-name="ce1">
            <text:p>101</text:p>
          </table:table-cell>
          <table:table-cell office:value-type="float" office:value="25.442299999999999" table:style-name="ce1">
            <text:p>25.4423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02" table:style-name="ce1">
            <text:p>102</text:p>
          </table:table-cell>
          <table:table-cell office:value-type="float" office:value="25.386800000000001" table:style-name="ce1">
            <text:p>25.3868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03" table:style-name="ce1">
            <text:p>103</text:p>
          </table:table-cell>
          <table:table-cell office:value-type="float" office:value="25.332000000000001" table:style-name="ce1">
            <text:p>25.332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04" table:style-name="ce1">
            <text:p>104</text:p>
          </table:table-cell>
          <table:table-cell office:value-type="float" office:value="25.277699999999999" table:style-name="ce1">
            <text:p>25.2777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05" table:style-name="ce1">
            <text:p>105</text:p>
          </table:table-cell>
          <table:table-cell office:value-type="float" office:value="25.2241" table:style-name="ce1">
            <text:p>25.2241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08" table:style-name="ce1">
            <text:p>108</text:p>
          </table:table-cell>
          <table:table-cell office:value-type="float" office:value="25.066800000000001" table:style-name="ce1">
            <text:p>25.0668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10" table:style-name="ce1">
            <text:p>110</text:p>
          </table:table-cell>
          <table:table-cell office:value-type="float" office:value="24.9648" table:style-name="ce1">
            <text:p>24.9648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20" table:style-name="ce1">
            <text:p>120</text:p>
          </table:table-cell>
          <table:table-cell office:value-type="float" office:value="24.487100000000002" table:style-name="ce1">
            <text:p>24.4871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45" table:style-name="ce1">
            <text:p>145</text:p>
          </table:table-cell>
          <table:table-cell office:value-type="float" office:value="23.488900000000001" table:style-name="ce1">
            <text:p>23.4889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70" table:style-name="ce1">
            <text:p>170</text:p>
          </table:table-cell>
          <table:table-cell office:value-type="float" office:value="22.708500000000001" table:style-name="ce1">
            <text:p>22.7085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195" table:style-name="ce1">
            <text:p>195</text:p>
          </table:table-cell>
          <table:table-cell office:value-type="float" office:value="22.103300000000001" table:style-name="ce1">
            <text:p>22.1033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222" table:style-name="ce1">
            <text:p>222</text:p>
          </table:table-cell>
          <table:table-cell office:value-type="float" office:value="21.606300000000001" table:style-name="ce1">
            <text:p>21.6063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250" table:style-name="ce1">
            <text:p>250</text:p>
          </table:table-cell>
          <table:table-cell office:value-type="float" office:value="21.209" table:style-name="ce1">
            <text:p>21.209</text:p>
          </table:table-cell>
          <table:table-cell table:number-columns-repeated="16381"/>
        </table:table-row>
        <table:table-row table:style-name="ro1">
          <table:table-cell office:value-type="date" office:date-value="2027-05-24T00:00:00" table:style-name="ce2">
            <text:p>24/05/2027 00:00</text:p>
          </table:table-cell>
          <table:table-cell office:value-type="float" office:value="500" table:style-name="ce1">
            <text:p>500</text:p>
          </table:table-cell>
          <table:table-cell office:value-type="float" office:value="20.246200000000002" table:style-name="ce1">
            <text:p>20.2462</text:p>
          </table:table-cell>
          <table:table-cell table:number-columns-repeated="16381"/>
        </table:table-row>
        <table:table-row table:number-rows-repeated="1048267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Nicolas LATRILLE (nlatrill060607)</meta:initial-creator>
    <dc:creator>Nicolas LATRILLE (nlatrill060607)</dc:creator>
    <meta:creation-date>2017-05-24T16:19:46Z</meta:creation-date>
    <dc:date>2017-05-24T16:21:05Z</dc:date>
  </office:meta>
</office:document-meta>
</file>